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06ff" officeooo:paragraph-rsid="001706ff"/>
    </style:style>
    <style:style style:name="P2" style:family="paragraph" style:parent-style-name="Standard">
      <style:paragraph-properties fo:text-align="center" style:justify-single-word="false"/>
      <style:text-properties officeooo:rsid="001706ff" officeooo:paragraph-rsid="001706ff"/>
    </style:style>
    <style:style style:name="P3" style:family="paragraph" style:parent-style-name="Standard">
      <style:paragraph-properties fo:text-align="start" style:justify-single-word="false"/>
      <style:text-properties officeooo:rsid="001706ff" officeooo:paragraph-rsid="001706ff"/>
    </style:style>
    <style:style style:name="P4" style:family="paragraph" style:parent-style-name="Standard">
      <style:paragraph-properties fo:text-align="center" style:justify-single-word="false"/>
      <style:text-properties fo:font-size="14pt" style:text-underline-style="none" fo:font-weight="bold" officeooo:rsid="001706ff" officeooo:paragraph-rsid="001706ff" style:font-size-asian="14pt" style:font-weight-asian="bold" style:font-size-complex="14pt" style:font-weight-complex="bold"/>
    </style:style>
    <style:style style:name="P5" style:family="paragraph" style:parent-style-name="Standard">
      <style:text-properties officeooo:rsid="00181761" officeooo:paragraph-rsid="00181761"/>
    </style:style>
    <style:style style:name="P6" style:family="paragraph" style:parent-style-name="Standard">
      <style:paragraph-properties fo:margin-left="0in" fo:margin-right="0in" fo:text-indent="0in" style:auto-text-indent="false"/>
    </style:style>
    <style:style style:name="T1" style:family="text">
      <style:text-properties officeooo:rsid="001706ff"/>
    </style:style>
    <style:style style:name="T2" style:family="text">
      <style:text-properties style:text-position="super 58%"/>
    </style:style>
    <style:style style:name="T3" style:family="text">
      <style:text-properties officeooo:rsid="001817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antoshi Dinesh Kumar</text:p>
      <text:p text:style-name="P2">Troy, MI 48085 <text:s text:c="4"/><text:a xlink:type="simple" xlink:href="mailto:shantoshi@gmail.com" text:style-name="Internet_20_link" text:visited-style-name="Visited_20_Internet_20_Link">shantoshi@gmail.com</text:a> <text:s text:c="2"/>248-854-7790 <text:s text:c="89"/></text:p>
      <text:p text:style-name="P3"/>
      <text:p text:style-name="P3"><text:span text:style-name="T3">6</text:span><text:span text:style-name="T2">th</text:span> <text:span text:style-name="T3">November</text:span> 2023</text:p>
      <text:p text:style-name="Standard"/>
      <text:p text:style-name="Standard">Hiring Manager,</text:p>
      <text:p text:style-name="P5">APTIV</text:p>
      <text:p text:style-name="Standard">5725 Innovation Dr, Troy, MI 48098</text:p>
      <text:p text:style-name="Standard"/>
      <text:p text:style-name="Standard">Dear Hiring Manager,</text:p>
      <text:p text:style-name="Standard"/>
      <text:p text:style-name="P6">I am writing to express my strong interest in the HR Apprentice position at Aptiv, as advertised in the summary. With a keen eye for creativity and a passion for human resources, I am excited about the opportunity to contribute my skills and enthusiasm to your HR team. Your description perfectly aligns with my aspirations and background, and I am confident that I can excel in this role. </text:p>
      <text:p text:style-name="P6"/>
      <text:p text:style-name="Standard">Throughout a five-year career gap due to visa status and the joys of raising young children, I developed valuable transferable skills that I believe are highly relevant to this position. <text:span text:style-name="T1">In my past,</text:span> I served as an academic coordinator in a school, where I honed my communication, leadership, and problem-solving skills. </text:p>
      <text:p text:style-name="Standard"/>
      <text:p text:style-name="Standard">I am excited about the opportunity to work in a fast-paced environment, and my experience in school coordination and running my own boutique business has reinforced my ability to handle multiple responsibilities simultaneously. What sets me apart as a candidate is my excellent communication skills, both written and verbal, along with my strong interpersonal and customer service abilities. I understand the importance of effective communication in HR. My experience with the Microsoft Office Suite, as well as my attention to detail, will enable me to create and analyze reports, ensuring the accurate interpretation of HR policies and procedures. </text:p>
      <text:p text:style-name="Standard"/>
      <text:p text:style-name="P6">Aptiv's commitment to Advanced Safety &amp; User Experience resonates with me, and I am eager to contribute to the growth of your company in these areas. I believe that my combination of skills, enthusiasm, and dedication makes me an ideal candidate for this role. I am ready to immerse myself in the fast-paced, team-oriented environment that Aptiv offers and make a positive impact from day one. </text:p>
      <text:p text:style-name="Standard"/>
      <text:p text:style-name="P6">I would welcome the opportunity to discuss how my qualifications align with the HR Apprentice position in more detail. Please find my attached resume for your consideration. Thank you for considering my application, and I look forward to the possibility of contributing to the success of Aptiv. </text:p>
      <text:p text:style-name="Standard"/>
      <text:p text:style-name="Standard">Sincerely,</text:p>
      <text:p text:style-name="Standard"/>
      <text:p text:style-name="P1">Santoshi Dinesh Kuma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8T19:01:37.228000000</meta:creation-date>
    <dc:date>2023-11-06T19:46:44.984000000</dc:date>
    <meta:editing-duration>PT19M17S</meta:editing-duration>
    <meta:editing-cycles>2</meta:editing-cycles>
    <meta:generator>LibreOffice/7.6.2.1$Windows_X86_64 LibreOffice_project/56f7684011345957bbf33a7ee678afaf4d2ba333</meta:generator>
    <meta:document-statistic meta:table-count="0" meta:image-count="0" meta:object-count="0" meta:page-count="1" meta:paragraph-count="14" meta:word-count="357" meta:character-count="2335" meta:non-whitespace-character-count="1891"/>
  </office:meta>
</office:document-meta>
</file>